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3c674" officeooo:paragraph-rsid="0003c674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3c674" officeooo:paragraph-rsid="0003c67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401c0" officeooo:paragraph-rsid="000401c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c674" officeooo:paragraph-rsid="0003c67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01c0" officeooo:paragraph-rsid="000401c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01c0" officeooo:paragraph-rsid="000401c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633ae" officeooo:paragraph-rsid="000633a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633ae" officeooo:paragraph-rsid="0008bd9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6cf81" officeooo:paragraph-rsid="0006cf8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8bd95" officeooo:paragraph-rsid="0008bd9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93851" officeooo:paragraph-rsid="0009385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a201" officeooo:paragraph-rsid="000aa20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6cf81" officeooo:paragraph-rsid="0006cf8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8bd95" officeooo:paragraph-rsid="0008bd95" style:font-size-asian="10.5pt" style:font-weight-asian="normal" style:font-size-complex="12pt" style:font-weight-complex="normal"/>
    </style:style>
    <style:style style:name="T1" style:family="text">
      <style:text-properties officeooo:rsid="000401c0"/>
    </style:style>
    <style:style style:name="T2" style:family="text">
      <style:text-properties officeooo:rsid="000633ae"/>
    </style:style>
    <style:style style:name="T3" style:family="text">
      <style:text-properties officeooo:rsid="0007d5f1"/>
    </style:style>
    <style:style style:name="T4" style:family="text">
      <style:text-properties officeooo:rsid="0008bd95"/>
    </style:style>
    <style:style style:name="T5" style:family="text">
      <style:text-properties officeooo:rsid="000938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glish summer Homework</text:p>
      <text:p text:style-name="P1"/>
      <text:p text:style-name="P2">1 Cambridge:</text:p>
      <text:p text:style-name="P4"/>
      <text:p text:style-name="P4">Ideal job: 1) A <text:s text:c="3"/>2) A <text:s text:c="3"/>3) D <text:s text:c="3"/>4) C <text:s text:c="3"/>5) D <text:s text:c="3"/>6) C <text:s text:c="3"/>7) A <text:s text:c="3"/>8) D</text:p>
      <text:p text:style-name="P4"/>
      <text:p text:style-name="P4">Search of silence: 9) as <text:s text:c="3"/>10) or <text:s text:c="3"/>11) Is <text:s text:c="3"/>12) <text:span text:style-name="T1">about <text:s text:c="3"/>13) that <text:s text:c="3"/>14) than <text:s text:c="3"/>15) as <text:s text:c="3"/>16) xxxx</text:span></text:p>
      <text:p text:style-name="P4"/>
      <text:p text:style-name="P3">Animals:</text:p>
      <text:p text:style-name="P3"/>
      <text:p text:style-name="P5">Amazing Irish animals: 1) B <text:s text:c="3"/>2) A <text:s text:c="3"/>3) C <text:s text:c="3"/>4) C <text:s text:c="3"/>5) D <text:s text:c="3"/>6) B <text:s text:c="3"/>7) C <text:s text:c="3"/>8) A</text:p>
      <text:p text:style-name="P5"/>
      <text:p text:style-name="P5">Animals collocation: 1) <text:span text:style-name="T2">PARROT : </text:span>beak, feathers, <text:span text:style-name="T2">claws, wing <text:s text:c="3"/>2) POLAR BEAR: paws, fur</text:span></text:p>
      <text:p text:style-name="P8">3) LEOPARD: paws, spots, fur, fangs <text:s text:c="3"/>4) TIGER: stripes, paws, claws, fur, fangs</text:p>
      <text:p text:style-name="P7">5) ELEPHANT: paws, trunk, tusks <text:s text:c="3"/>6) LION: paws, claws, fur, fangs, mane</text:p>
      <text:p text:style-name="P7">7) SNAKE: scales, fangs <text:s text:c="3"/>8) GOLD FISH: fin, scales</text:p>
      <text:p text:style-name="P7"/>
      <text:p text:style-name="P13">5 Cambridge:</text:p>
      <text:p text:style-name="P13"/>
      <text:p text:style-name="P9">Graduate paths: 43) <text:span text:style-name="T3">B <text:s text:c="3"/></text:span>44) <text:span text:style-name="T3">A <text:s text:c="3"/></text:span>45) <text:span text:style-name="T3">B <text:s text:c="3"/></text:span>46) <text:span text:style-name="T3">A <text:s text:c="3"/></text:span>47) <text:span text:style-name="T3">C <text:s text:c="3"/></text:span>48) <text:span text:style-name="T3">C <text:s text:c="2"/></text:span><text:s/>49) <text:span text:style-name="T3">D <text:s text:c="2"/></text:span><text:s/>50) <text:span text:style-name="T3">A <text:s text:c="2"/></text:span><text:s/>51) <text:span text:style-name="T4">D</text:span> <text:s text:c="3"/>52) <text:span text:style-name="T4">B</text:span></text:p>
      <text:p text:style-name="P9"/>
      <text:p text:style-name="P14">Comparatives:</text:p>
      <text:p text:style-name="P14"/>
      <text:p text:style-name="P10">1: <text:s/>holiday – vacation ; subway – underground ; closet – wardrobe ; lift – elevator </text:p>
      <text:p text:style-name="P10"><text:s text:c="5"/>pavement – sidewalk ; rubbish – garbage</text:p>
      <text:p text:style-name="P10"/>
      <text:p text:style-name="P10">2: non capito dove leggere</text:p>
      <text:p text:style-name="P10"/>
      <text:p text:style-name="P10">4: fit/fittest/the fittest ; late/latest/the latest ; healthy/healthiest/the healthiest ; soon/?/?</text:p>
      <text:p text:style-name="P10"><text:s text:c="4"/>well-dressed/b<text:span text:style-name="T5">etter</text:span>-dressed/the best-dressed</text:p>
      <text:p text:style-name="P10"/>
      <text:p text:style-name="P10">5: 1) the best “ <text:s text:c="3"/>2) <text:span text:style-name="T5">than <text:s text:c="3"/>3) far <text:s text:c="3"/>4) healthy</text:span> <text:s text:c="3"/><text:span text:style-name="T5">5) The <text:s text:c="3"/>6) best-dressed</text:span></text:p>
      <text:p text:style-name="P10"/>
      <text:p text:style-name="P11">6: 1) longest <text:s text:c="3"/>2) as far <text:s text:c="3"/>3) more boring <text:s text:c="3"/>4) the better <text:s text:c="4"/>5) the worst <text:s text:c="3"/>6) easier <text:s text:c="3"/>7) ?</text:p>
      <text:p text:style-name="P11"/>
      <text:p text:style-name="P12">7: non finit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4T17:24:02.349739990</meta:creation-date>
    <dc:date>2023-07-16T19:03:35.224321247</dc:date>
    <meta:editing-duration>PT6M2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207" meta:character-count="1213" meta:non-whitespace-character-count="874"/>
  </office:meta>
</office:document-meta>
</file>